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2.25pt" style:font-size-complex="14pt"/>
    </style:style>
    <style:style style:name="P2" style:family="paragraph" style:parent-style-name="Text_20_body" style:list-style-name="L1">
      <style:text-properties fo:font-size="14pt" officeooo:rsid="0002fb39" officeooo:paragraph-rsid="0002fb39" style:font-size-asian="12.25pt" style:font-size-complex="14pt"/>
    </style:style>
    <style:style style:name="P3" style:family="paragraph" style:parent-style-name="Text_20_body">
      <style:text-properties fo:font-size="14pt" officeooo:rsid="0002fb39" officeooo:paragraph-rsid="0002fb39" style:font-size-asian="12.25pt" style:font-size-complex="14pt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size="14pt" officeooo:rsid="0002fb39" officeooo:paragraph-rsid="0002fb39" style:font-size-asian="12.25pt" style:font-size-complex="14pt"/>
    </style:style>
    <style:style style:name="T1" style:family="text">
      <style:text-properties officeooo:rsid="000306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lementation Checklist</text:h>
      <text:p text:style-name="Subtitle">Checklist of things to do on Jan 1, 2019 for implementation of CTS2</text:p>
      <text:list xml:id="list3874585801" text:style-name="L1">
        <text:list-item>
          <text:p text:style-name="P2">Truncate database tables:</text:p>
          <text:list>
            <text:list-item>
              <text:p text:style-name="P2"><text:span text:style-name="T1">S</text:span>et auto increment to 1000</text:p>
            </text:list-item>
          </text:list>
        </text:list-item>
        <text:list-item>
          <text:p text:style-name="P2">Truncate callslog table</text:p>
        </text:list-item>
        <text:list-item>
          <text:p text:style-name="P2">Truncate log table</text:p>
        </text:list-item>
        <text:list-item>
          <text:p text:style-name="P2"><text:span text:style-name="T1">R</text:span>un utility to <text:span text:style-name="T1">extract import</text:span> bulletin board items from CTS into CTS2</text:p>
        </text:list-item>
      </text:list>
      <text:p text:style-name="P4"><text:span text:style-name="T1">NOTE: t</text:span>runcate bboard table before running utility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7:03:44.267543657</meta:creation-date>
    <dc:title>default</dc:title>
    <meta:editing-duration>PT5M17S</meta:editing-duration>
    <meta:editing-cycles>2</meta:editing-cycles>
    <meta:generator>LibreOffice/6.0.6.2$Linux_X86_64 LibreOffice_project/00m0$Build-2</meta:generator>
    <meta:initial-creator>Dave Klinzman</meta:initial-creator>
    <dc:date>2018-12-07T17:19:42.147458604</dc:date>
    <dc:creator>Dave Klinzman</dc:creator>
    <meta:document-statistic meta:table-count="0" meta:image-count="0" meta:object-count="0" meta:page-count="1" meta:paragraph-count="8" meta:word-count="53" meta:character-count="312" meta:non-whitespace-character-count="272"/>
    <meta:template xlink:type="simple" xlink:actuate="onRequest" xlink:title="default" xlink:href="../../../../../.config/libreoffice/4/user/template/default.ott" meta:date="2018-12-07T17:03:42.392214526"/>
  </office:meta>
</office:document-meta>
</file>